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style:font-size-asian="14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126db8" officeooo:paragraph-rsid="00126db8" style:font-size-asian="14pt" style:font-size-complex="14pt"/>
    </style:style>
    <style:style style:name="T1" style:family="text">
      <style:text-properties officeooo:rsid="0010b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omandos</text:span> Gerais</text:h>
      <text:p text:style-name="P3">setInterval(função, millisec) - executa alguma função em intervalos de tempo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9:49:58.850784080</meta:creation-date>
    <dc:date>2022-09-30T15:44:45.192401581</dc:date>
    <meta:editing-duration>PT4H54M36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2" meta:word-count="12" meta:character-count="91" meta:non-whitespace-character-count="81"/>
  </office:meta>
</office:document-meta>
</file>